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Filipe,</text:p>
      <text:p text:style-name="Normal">v tento zvláštní den mi dovol, abych ti vyjádřila, jak moc si pro mě znamenáš. Jako střelci s kameny duše jsme pevně spojeni v duchovní harmonii, jež nám oběma přináší nevýslovnou radost a útěchu. Tvé křestní jméno, zvěrokruhové znamení i ochranný archanděl Haniel, vše svědčí o tom, že jsi člověk plný optimismu a schopný nasměrovat své okolí k dobrotě a veselí. Tvá schopnost „nakazit“ ostatní svým smíchem je dar, který nesmírně obdivuji.</text:p>
      <text:p text:style-name="Normal">Sdílet s tebou kameny duše znamená pro mě být částí něčeho mimořádného, co překračuje hranice obyčejného přátelství. V těchto chvílích, kdy naše duše rezonují v dokonalé harmonii, si uvědomuji, jak veliký poklad mezi námi existuje. Přeji ti, aby tvá cesta životem byla vždy osvětlena radostí a spokojeností, kterou do ní vkládá tvůj anděl strážný Haniel. Nechť tato valentýnská přání přinesou do tvého srdce teplou vlnu lásky a připomenou ti, jak hluboké a nezničitelné je naše spojení.</text:p>
      <text:p text:style-name="Normal">S láskou a úctou, která překračuje slov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